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 fo:keep-together="auto" fo:orphans="0" fo:widows="0" fo:padding="0in" fo:border="none" fo:keep-with-next="auto"/>
      <style:text-properties fo:font-weight="bold" style:font-weight-asian="bold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 fo:keep-together="auto" fo:orphans="0" fo:widows="0" fo:padding="0in" fo:border="none" fo:keep-with-next="auto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 fo:keep-together="auto" fo:orphans="0" fo:widows="0" fo:padding="0in" fo:border="none" fo:keep-with-next="auto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 fo:keep-together="auto" fo:orphans="0" fo:widows="0" fo:padding="0in" fo:border="none" fo:keep-with-next="auto"/>
      <style:text-properties style:font-name="Droid Sans" style:font-name-asian="Droid Sans1" style:font-name-complex="Droid Sans1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fo:keep-together="auto" fo:orphans="0" fo:widows="0" style:page-number="1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emplate Haskell</text:span></text:p>
      <text:p text:style-name="P1"/>
      <text:p text:style-name="P2">The code from Template Haskell is generated in the Q monad. <text:s/>To display:</text:p>
      <text:p text:style-name="P2"/>
      <text:p text:style-name="P2"><text:span text:style-name="T2">&gt; runQ dataDirFn</text:span></text:p>
      <text:p text:style-name="P2"><text:span text:style-name="T2">[SigD getDataDir_0 (ConT GHC.IO.FilePath),ValD (VarP getDataDir_0) (NormalB (LitE (StringL "/usr/share/AppraisalReportOnline-1.9.25"))) []]</text:span></text:p>
      <text:p text:style-name="P2"><text:span text:style-name="T2">&gt; runQ (dataDirFn &gt;&gt;= return . ppr)<text:line-break/>getDataDir_0 :: GHC.IO.FilePath<text:line-break/>getDataDir_0 = "/usr/share/AppraisalReportOnline-1.9.25"</text:span></text:p>
      <text:p text:style-name="P3"/>
      <text:p text:style-name="P2"><text:span text:style-name="T2">Use runIO to run IO operations in the Q monad.</text:span></text:p>
      <text:p text:style-name="P3"/>
      <text:p text:style-name="P2">Use [| … |], [d| … |], [t| … |], [p| … |] to quote haskell expressions, declarations, types, and patterns respectively. <text:s/>Use $(...) to unquote..</text:p>
      <text:p text:style-name="P2"/>
      <text:p text:style-name="P2"><text:span text:style-name="T2">$(runIO (defaultPackageDesc silent &gt;&gt;= readPackageDescription silent) &gt;&gt;= \ pd -&gt;<text:line-break/> <text:s/>[d| dataDir :: FilePath<text:line-break/> <text:s text:c="5"/>dataDir = $(litE (stringL ("/usr/share" (display (package (packageDescription pd)))))) |])</text:span>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102" meta:character-count="761" meta:non-whitespace-character-count="657"/>
    <meta:generator>LibreOfficeDev/5.1.0.3$Linux_X86_64 LibreOffice_project/</meta:generator>
  </office:meta>
</office:document-meta>
</file>